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09cm" fo:min-width="0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49cm" fo:min-width="0.134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width="0cm" svg:stroke-color="#000000" draw:marker-start="" draw:marker-start-width="0.2cm" draw:marker-end="Arrow_20_concave" draw:marker-end-width="0.2cm" draw:textarea-vertical-align="middle" fo:padding-top="0.125cm" fo:padding-bottom="0.125cm" fo:padding-left="0.25cm" fo:padding-right="0.25cm" loext:decorative="false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color="#000000" draw:marker-start="Arrow_20_concave" draw:marker-end="" draw:marker-end-width="0.2cm" draw:fill="none" draw:textarea-vertical-align="middle" loext:decorative="false"/>
    </style:style>
    <style:style style:name="gr8" style:family="graphic" style:parent-style-name="standard">
      <style:graphic-properties svg:stroke-width="0cm" svg:stroke-color="#000000" draw:marker-start="Arrow_20_concave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9" style:family="graphic" style:parent-style-name="objectwithoutfill">
      <style:graphic-properties svg:stroke-color="#000000" draw:marker-end="Arrow_20_concave" draw:marker-end-width="0.2cm" draw:fill="none" draw:textarea-vertical-align="middl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174cm" fo:min-width="5.843cm" loext:decorative="false"/>
    </style:style>
    <style:style style:name="gr12" style:family="graphic" style:parent-style-name="standard">
      <style:graphic-properties draw:stroke="none" draw:fill="none" fo:min-height="1.279cm" loext:decorative="false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color="#000000" draw:fill="none" draw:fill-color="#ffffff" fo:min-height="0.50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93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1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33cm" fo:min-width="5.89cm" loext:decorative="false"/>
    </style:style>
    <style:style style:name="gr23" style:family="graphic" style:parent-style-name="standard">
      <style:graphic-properties draw:stroke="none" svg:stroke-width="0.25cm" svg:stroke-color="#000000" draw:marker-start-width="0.575cm" draw:marker-end-width="0.575cm" draw:fill="none" draw:fill-color="#ffffff" draw:auto-grow-height="false" fo:min-height="1.25cm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draw:textarea-vertical-align="middle" loext:decorative="false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 loext:decorative="false"/>
    </style:style>
    <style:style style:name="gr2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loext:decorative="false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2cm" fo:min-width="1.137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3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93cm" fo:min-width="1.155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4cm" fo:min-width="1.137cm" style:writing-mode="lr-tb" loext:decorative="false"/>
      <style:paragraph-properties style:writing-mode="lr-tb"/>
    </style:style>
    <style:style style:name="gr39" style:family="graphic">
      <style:graphic-properties style:protect="size" style:writing-mode="lr-tb" loext:decorative="false"/>
    </style:style>
    <style:style style:name="gr4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1.577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843cm" loext:decorative="false"/>
      <style:paragraph-properties style:writing-mode="lr-tb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0.199cm" fo:min-width="0cm" fo:wrap-option="wrap" loext:decorative="false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 loext:decorative="fals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7.65cm" fo:min-width="19.117cm" loext:decorative="false"/>
    </style:style>
    <style:style style:name="gr48" style:family="graphic" style:parent-style-name="standard">
      <style:graphic-properties draw:stroke="none" draw:fill="none" fo:min-height="2.695cm" loext:decorative="false"/>
      <style:paragraph-properties style:writing-mode="lr-tb"/>
    </style:style>
    <style:style style:name="gr4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204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2" style:family="graphic" style:parent-style-name="objectwithoutfill">
      <style:graphic-properties svg:stroke-color="#000000" draw:fill="none" draw:textarea-vertical-align="middle" loext:decorative="false"/>
    </style:style>
    <style:style style:name="gr53" style:family="graphic" style:parent-style-name="standard">
      <style:graphic-properties draw:stroke="none" draw:fill="none" fo:min-height="1.262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55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 loext:decorative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5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9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0" style:family="graphic" style:parent-style-name="standard">
      <style:graphic-properties draw:fill="none" loext:fill-use-slide-background="false" draw:textarea-horizontal-align="justify" draw:textarea-vertical-align="middle" draw:auto-grow-height="false" fo:min-height="1.973cm" fo:min-width="7.12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stroke="dash" draw:stroke-dash="Long_20_Dash" svg:stroke-color="#000000" svg:stroke-linecap="butt" draw:fill="none" draw:textarea-vertical-align="middle" loext:decorative="false"/>
    </style:style>
    <style:style style:name="gr62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1.237cm" loext:decorative="false"/>
      <style:paragraph-properties style:writing-mode="lr-tb"/>
    </style:style>
    <style:style style:name="gr6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6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67" style:family="graphic" style:parent-style-name="standard">
      <style:graphic-properties svg:stroke-width="0.05cm" svg:stroke-color="#000000" draw:marker-start-width="0.35cm" draw:marker-end-width="0.35cm" draw:fill="solid" draw:fill-color="#ffffff" draw:textarea-horizontal-align="justify" draw:textarea-vertical-align="middle" draw:auto-grow-height="false" fo:min-height="0.208cm" fo:min-width="0cm" fo:padding-top="0.15cm" fo:padding-bottom="0.15cm" fo:padding-left="0.275cm" fo:padding-right="0.275cm" style:protect="size" loext:decorative="fals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3.006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in-height="1.13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2.365cm" loext:decorative="false"/>
      <style:paragraph-properties style:writing-mode="lr-tb"/>
    </style:style>
    <style:style style:name="gr74" style:family="graphic" style:parent-style-name="objectwithoutfill">
      <style:graphic-properties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 loext:decorative="false"/>
    </style:style>
    <style:style style:name="gr75" style:family="graphic" style:parent-style-name="standard">
      <style:graphic-properties svg:stroke-color="#000000" draw:fill="none" draw:textarea-horizontal-align="justify" draw:textarea-vertical-align="middle" draw:auto-grow-height="false" fo:min-height="2.047cm" fo:min-width="5.592cm" loext:decorative="false"/>
    </style:style>
    <style:style style:name="gr76" style:family="graphic" style:parent-style-name="standard">
      <style:graphic-properties draw:stroke="none" draw:fill="none" fo:min-height="0.776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style:font-name="Liberation Mono"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text-align="center" loext:tab-stop-distance="0cm" style:writing-mode="lr-tb">
        <style:tab-stops/>
      </style:paragraph-properties>
    </style:style>
    <style:style style:name="P11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8pt"/>
    </style:style>
    <style:style style:name="P15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style:font-size-asian="18pt" style:font-size-complex="18pt"/>
    </style:style>
    <style:style style:name="P1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margin-top="0.42cm" fo:margin-bottom="0.35cm"/>
      <style:text-properties style:font-name="Liberation Mono" fo:font-size="16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text-properties fo:font-size="12pt" fo:font-weight="bold"/>
    </style:style>
    <style:style style:name="P24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6" style:family="paragraph">
      <loext:graphic-properties draw:fill="none"/>
      <style:text-properties fo:font-size="10pt"/>
    </style:style>
    <style:style style:name="P27" style:family="paragraph">
      <loext:graphic-properties draw:fill="none" draw:fill-color="#ffffff"/>
      <style:text-properties fo:font-size="10pt" style:font-size-asian="12pt" style:font-size-complex="12pt"/>
    </style:style>
    <style:style style:name="P28" style:family="paragraph">
      <loext:graphic-properties draw:fill="none" draw:fill-color="#ffffff"/>
      <style:text-properties fo:font-size="10pt"/>
    </style:style>
    <style:style style:name="P29" style:family="paragraph">
      <style:paragraph-properties fo:text-align="center"/>
      <style:text-properties fo:font-size="14pt" fo:font-style="italic" style:font-size-asian="14pt" style:font-size-complex="14pt"/>
    </style:style>
    <style:style style:name="P30" style:family="paragraph">
      <loext:graphic-properties draw:fill="none"/>
      <style:paragraph-properties fo:text-align="center" style:writing-mode="lr-tb"/>
      <style:text-properties fo:font-size="14pt" fo:font-style="italic" style:font-size-asian="14pt" style:font-size-complex="14pt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="none"/>
      <style:paragraph-properties fo:margin-top="0.42cm" fo:margin-bottom="0.35cm"/>
      <style:text-properties style:font-name="Liberation Mono" fo:font-size="8pt" style:font-size-asian="8pt" style:font-size-complex="8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Mono" fo:font-size="10pt" fo:font-weight="bold" style:font-size-asian="18pt" style:font-weight-asian="bold" style:font-size-complex="18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/>
    </style:style>
    <style:style style:name="T12" style:family="text">
      <style:text-properties style:font-name="Liberation Mono" fo:font-size="10pt" style:font-size-asian="18pt" style:font-size-complex="18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iberation Mono" fo:font-size="16pt" style:font-size-asian="10pt" style:font-size-complex="10pt"/>
    </style:style>
    <style:style style:name="T18" style:family="text">
      <style:text-properties fo:font-size="12pt" fo:font-weight="bold"/>
    </style:style>
    <style:style style:name="T19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0pt" fo:font-weight="bold" style:font-size-asian="12pt" style:font-weight-asian="bold" style:font-size-complex="12pt" style:font-weight-complex="bold"/>
    </style:style>
    <style:style style:name="T21" style:family="text">
      <style:text-properties fo:font-size="10pt" style:font-size-asian="12pt" style:font-size-complex="12pt"/>
    </style:style>
    <style:style style:name="T22" style:family="text">
      <style:text-properties fo:font-size="10pt"/>
    </style:style>
    <style:style style:name="T23" style:family="text">
      <style:text-properties fo:font-size="14pt" fo:font-style="italic" style:font-size-asian="14pt" style:font-size-complex="14pt"/>
    </style:style>
    <style:style style:name="T24" style:family="text">
      <style:text-properties style:font-name="Liberation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mplate" draw:style-name="dp1" draw:master-page-name="Default">
        <draw:g draw:style-name="gr1">
          <draw:custom-shape draw:style-name="gr2" draw:text-style-name="P1" draw:layer="layout" svg:width="0.696cm" svg:height="0.647cm" svg:x="2.426cm" svg:y="2.7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896cm" svg:height="0.847cm" svg:x="2.326cm" svg:y="2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line draw:style-name="gr5" draw:text-style-name="P3" draw:layer="layout" svg:x1="10.894cm" svg:y1="2.286cm" svg:x2="10.059cm" svg:y2="2.295cm">
            <text:p/>
          </draw:line>
          <draw:line draw:style-name="gr6" draw:text-style-name="P2" draw:layer="layout" svg:x1="10.021cm" svg:y1="1.97cm" svg:x2="10.029cm" svg:y2="2.627cm">
            <text:p/>
          </draw:line>
          <draw:line draw:style-name="gr7" draw:text-style-name="P2" draw:layer="layout" svg:x1="8.472cm" svg:y1="1.612cm" svg:x2="9.988cm" svg:y2="2.17cm">
            <text:p/>
          </draw:line>
          <draw:line draw:style-name="gr7" draw:text-style-name="P2" draw:layer="layout" svg:x1="8.631cm" svg:y1="2.96cm" svg:x2="9.996cm" svg:y2="2.445cm">
            <text:p/>
          </draw:line>
        </draw:g>
        <draw:g draw:style-name="gr1">
          <draw:g draw:style-name="gr4">
            <draw:line draw:style-name="gr8" draw:text-style-name="P3" draw:layer="layout" svg:x1="11.094cm" svg:y1="4.47cm" svg:x2="10.259cm" svg:y2="4.479cm">
              <text:p/>
            </draw:line>
            <draw:line draw:style-name="gr6" draw:text-style-name="P2" draw:layer="layout" svg:x1="10.221cm" svg:y1="4.154cm" svg:x2="10.229cm" svg:y2="4.811cm">
              <text:p/>
            </draw:line>
            <draw:line draw:style-name="gr9" draw:text-style-name="P2" draw:layer="layout" svg:x1="8.672cm" svg:y1="3.796cm" svg:x2="10.188cm" svg:y2="4.354cm">
              <text:p/>
            </draw:line>
            <draw:line draw:style-name="gr9" draw:text-style-name="P2" draw:layer="layout" svg:x1="8.831cm" svg:y1="5.144cm" svg:x2="10.196cm" svg:y2="4.629cm">
              <text:p/>
            </draw:line>
          </draw:g>
          <draw:g draw:style-name="gr4">
            <draw:line draw:style-name="gr8" draw:text-style-name="P3" draw:layer="layout" svg:x1="11.094cm" svg:y1="4.47cm" svg:x2="10.259cm" svg:y2="4.479cm">
              <text:p/>
            </draw:line>
            <draw:line draw:style-name="gr6" draw:text-style-name="P2" draw:layer="layout" svg:x1="10.221cm" svg:y1="4.154cm" svg:x2="10.229cm" svg:y2="4.811cm">
              <text:p/>
            </draw:line>
            <draw:line draw:style-name="gr9" draw:text-style-name="P2" draw:layer="layout" svg:x1="8.672cm" svg:y1="3.796cm" svg:x2="10.188cm" svg:y2="4.354cm">
              <text:p/>
            </draw:line>
            <draw:line draw:style-name="gr9" draw:text-style-name="P2" draw:layer="layout" svg:x1="8.831cm" svg:y1="5.144cm" svg:x2="10.196cm" svg:y2="4.629cm">
              <text:p/>
            </draw:line>
          </draw:g>
        </draw:g>
        <draw:g draw:style-name="gr4">
          <draw:line draw:style-name="gr10" draw:text-style-name="P2" draw:layer="layout" svg:x1="2.41cm" svg:y1="7.248cm" svg:x2="2.723cm" svg:y2="7.561cm">
            <text:p/>
          </draw:line>
          <draw:line draw:style-name="gr10" draw:text-style-name="P2" draw:layer="layout" svg:x1="2.72cm" svg:y1="7.237cm" svg:x2="2.394cm" svg:y2="7.562cm">
            <text:p/>
          </draw:line>
        </draw:g>
        <draw:g draw:style-name="gr1">
          <draw:g draw:style-name="gr1">
            <draw:custom-shape draw:style-name="gr11" draw:text-style-name="P2" draw:layer="layout" svg:width="6.343cm" svg:height="3.424cm" svg:x="1.324cm" svg:y="19.878cm">
              <text:p/>
              <draw:enhanced-geometry svg:viewBox="0 0 21600 21600" draw:type="rectangle" draw:enhanced-path="M 0 0 L 21600 0 21600 21600 0 21600 0 0 Z N"/>
            </draw:custom-shape>
            <draw:g draw:style-name="gr4">
              <draw:line draw:style-name="gr10" draw:text-style-name="P2" draw:layer="layout" svg:x1="4.81cm" svg:y1="19.875cm" svg:x2="4.81cm" svg:y2="20.277cm">
                <text:p/>
              </draw:line>
              <draw:line draw:style-name="gr10" draw:text-style-name="P2" draw:layer="layout" svg:x1="1.302cm" svg:y1="20.733cm" svg:x2="4.421cm" svg:y2="20.736cm">
                <text:p/>
              </draw:line>
              <draw:line draw:style-name="gr10" draw:text-style-name="P2" draw:layer="layout" svg:x1="4.808cm" svg:y1="20.278cm" svg:x2="4.421cm" svg:y2="20.738cm">
                <text:p/>
              </draw:line>
            </draw:g>
          </draw:g>
          <draw:frame draw:style-name="gr12" draw:text-style-name="P5" draw:layer="layout" svg:width="3.812cm" svg:height="1.529cm" svg:x="1.215cm" svg:y="19.891cm">
            <draw:text-box>
              <text:p text:style-name="P4"><text:span text:style-name="T1">State machine</text:span></text:p>
            </draw:text-box>
          </draw:frame>
        </draw:g>
        <draw:custom-shape draw:style-name="gr13" draw:text-style-name="P2" draw:layer="layout" svg:width="0.6cm" svg:height="0.6cm" svg:x="2.339cm" svg:y="5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6" draw:layer="layout" svg:width="4.997cm" svg:height="0.751cm" svg:x="3.66cm" svg:y="1.348cm">
          <draw:text-box>
            <text:p><text:span text:style-name="T2">Initial State</text:span></text:p>
          </draw:text-box>
        </draw:frame>
        <draw:frame draw:style-name="gr15" draw:text-style-name="P6" draw:layer="layout" svg:width="2.373cm" svg:height="0.725cm" svg:x="3.716cm" svg:y="2.642cm">
          <draw:text-box>
            <text:p><text:span text:style-name="T2">End State</text:span></text:p>
          </draw:text-box>
        </draw:frame>
        <draw:frame draw:style-name="gr16" draw:text-style-name="P6" draw:layer="layout" svg:width="5.178cm" svg:height="0.725cm" svg:x="3.186cm" svg:y="6.875cm">
          <draw:text-box>
            <text:p><text:span text:style-name="T2">Terminate Pseudo State</text:span></text:p>
          </draw:text-box>
        </draw:frame>
        <draw:frame draw:style-name="gr17" draw:text-style-name="P7" draw:layer="layout" svg:width="10.478cm" svg:height="2.189cm" svg:x="1cm" svg:y="15.682cm">
          <draw:text-box>
            <text:p><text:span text:style-name="T3">Simple State</text:span></text:p>
            <text:p><text:span text:style-name="T4">Entry action</text:span><text:span text:style-name="T5">s: are executed when entering a state.</text:span></text:p>
            <text:p><text:span text:style-name="T4">Do actions</text:span><text:span text:style-name="T5">: are performed while in that state</text:span></text:p>
            <text:p><text:span text:style-name="T4">Exit actions</text:span><text:span text:style-name="T5">: are executed when leaving a state</text:span></text:p>
          </draw:text-box>
        </draw:frame>
        <draw:frame draw:style-name="gr18" draw:text-style-name="P8" draw:layer="layout" svg:width="4.661cm" svg:height="0.906cm" svg:x="3.641cm" svg:y="3.857cm">
          <draw:text-box>
            <text:p><text:span text:style-name="T6">Entry Point</text:span></text:p>
          </draw:text-box>
        </draw:frame>
        <draw:frame draw:style-name="gr18" draw:text-style-name="P8" draw:layer="layout" svg:width="4.661cm" svg:height="0.906cm" svg:x="3.817cm" svg:y="4.659cm">
          <draw:text-box>
            <text:p><text:span text:style-name="T6">Exit Point</text:span></text:p>
          </draw:text-box>
        </draw:frame>
        <draw:frame draw:style-name="gr18" draw:text-style-name="P8" draw:layer="layout" svg:width="4.661cm" svg:height="0.906cm" svg:x="3.422cm" svg:y="5.768cm">
          <draw:text-box>
            <text:p><text:span text:style-name="T6">Guard</text:span></text:p>
          </draw:text-box>
        </draw:frame>
        <draw:g draw:style-name="gr1">
          <draw:connector draw:style-name="gr19" draw:text-style-name="P2" draw:layer="layout" draw:type="line" svg:x1="2.58cm" svg:y1="10.601cm" svg:x2="2.588cm" svg:y2="12.447cm" draw:end-shape="id1" draw:end-glue-point="4" svg:d="M2580 10601l8 1846" svg:viewBox="0 0 9 1847">
            <text:p/>
          </draw:connector>
          <draw:frame draw:style-name="gr20" draw:text-style-name="P9" draw:layer="layout" svg:width="2.222cm" svg:height="1.199cm" svg:x="2.588cm" svg:y="10.92cm">
            <draw:text-box>
              <text:p><text:span text:style-name="T7">event</text:span></text:p>
              <text:p><text:span text:style-name="T7">/action</text:span></text:p>
            </draw:text-box>
          </draw:frame>
          <draw:frame draw:style-name="gr21" draw:text-style-name="P8" draw:layer="layout" svg:width="3.492cm" svg:height="2.621cm" svg:x="1.853cm" svg:y="12.507cm">
            <draw:text-box>
              <text:p><text:span text:style-name="T8">StateName</text:span></text:p>
              <text:p><text:span text:style-name="T8"/></text:p>
              <text:p><text:span text:style-name="T3">entry</text:span><text:span text:style-name="T6"> /action</text:span></text:p>
              <text:p><text:span text:style-name="T3">do</text:span><text:span text:style-name="T6"> /action</text:span></text:p>
              <text:p><text:span text:style-name="T3">exit</text:span><text:span text:style-name="T6"> /action</text:span></text:p>
            </draw:text-box>
          </draw:frame>
          <draw:custom-shape draw:style-name="gr22" draw:text-style-name="P2" xml:id="id1" draw:id="id1" draw:layer="layout" svg:width="6.668cm" svg:height="2.858cm" svg:x="1.317cm" svg:y="12.447cm">
            <draw:glue-point draw:id="4" svg:x="-3.095cm" svg:y="-5.003cm"/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frame draw:style-name="gr23" draw:text-style-name="P11" draw:layer="layout" svg:width="8.31cm" svg:height="1.479cm" svg:x="11.605cm" svg:y="12.077cm">
            <draw:text-box>
              <text:p text:style-name="P10"><text:span text:style-name="T9">Composite State</text:span></text:p>
            </draw:text-box>
          </draw:frame>
          <draw:rect draw:style-name="gr24" draw:text-style-name="P2" draw:layer="layout" svg:width="8.31cm" svg:height="5.374cm" svg:x="11.58cm" svg:y="12.101cm" draw:corner-radius="0.5cm">
            <text:p/>
          </draw:rect>
          <draw:line draw:style-name="gr10" draw:text-style-name="P2" draw:layer="layout" svg:x1="11.581cm" svg:y1="12.955cm" svg:x2="19.884cm" svg:y2="12.953cm">
            <text:p/>
          </draw:line>
          <draw:custom-shape draw:style-name="gr25" draw:text-style-name="P1" xml:id="id2" draw:id="id2" draw:layer="layout" svg:width="0.4cm" svg:height="0.4cm" svg:x="15.035cm" svg:y="13.1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0.4cm" svg:height="0.4cm" svg:x="15.227cm" svg:y="16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xml:id="id5" draw:id="id5" draw:layer="layout" svg:width="0.6cm" svg:height="0.6cm" svg:x="15.127cm" svg:y="16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xml:id="id3" draw:id="id3" draw:layer="layout" svg:width="1.905cm" svg:height="1.27cm" svg:x="16.435cm" svg:y="14.3cm">
            <draw:glue-point draw:id="4" svg:x="3.005cm" svg:y="-5cm"/>
            <draw:glue-point draw:id="5" svg:x="3.005cm" svg:y="5cm"/>
            <text:p text:style-name="P12"><text:span text:style-name="T10"/></text:p>
  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4" draw:layer="layout" svg:width="1.387cm" svg:height="0.887cm" svg:x="16.723cm" svg:y="14.465cm">
            <draw:text-box>
              <text:p><text:span text:style-name="T11">Simple State</text:span></text:p>
            </draw:text-box>
            <draw:glue-point draw:id="4" svg:x="5cm" svg:y="-4.994cm"/>
            <draw:glue-point draw:id="5" svg:x="5cm" svg:y="-4.994cm"/>
            <draw:glue-point draw:id="6" svg:x="5cm" svg:y="-4.994cm"/>
          </draw:frame>
          <draw:connector draw:style-name="gr30" draw:text-style-name="P2" draw:layer="layout" svg:x1="15.435cm" svg:y1="13.365cm" svg:x2="17.387cm" svg:y2="14.3cm" draw:start-shape="id2" draw:start-glue-point="10" draw:end-shape="id3" draw:end-glue-point="0" svg:d="M15435 13365h1952v935" svg:viewBox="0 0 1953 936">
            <text:p/>
          </draw:connector>
          <draw:connector draw:style-name="gr31" draw:text-style-name="P2" draw:layer="layout" draw:type="curve" svg:x1="18.34cm" svg:y1="14.935cm" svg:x2="17.959cm" svg:y2="14.3cm" draw:start-shape="id3" draw:start-glue-point="1" draw:end-shape="id3" draw:end-glue-point="4" svg:d="M18340 14935c751 0 626-568 343-915s-724-471-724 280" svg:viewBox="0 0 946 1190">
            <text:p/>
          </draw:connector>
          <draw:custom-shape draw:style-name="gr28" draw:text-style-name="P13" xml:id="id4" draw:id="id4" draw:layer="layout" svg:width="1.905cm" svg:height="1.27cm" svg:x="12.295cm" svg:y="14.3cm">
            <draw:glue-point draw:id="4" svg:x="3.005cm" svg:y="-5cm"/>
            <draw:glue-point draw:id="5" svg:x="3.005cm" svg:y="5cm"/>
            <text:p/>
  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4" draw:layer="layout" svg:width="1.387cm" svg:height="0.887cm" svg:x="12.583cm" svg:y="14.465cm">
            <draw:text-box>
              <text:p><text:span text:style-name="T11">Simple State</text:span></text:p>
            </draw:text-box>
            <draw:glue-point draw:id="4" svg:x="5cm" svg:y="-4.994cm"/>
            <draw:glue-point draw:id="5" svg:x="5cm" svg:y="-4.994cm"/>
            <draw:glue-point draw:id="6" svg:x="5cm" svg:y="-4.994cm"/>
          </draw:frame>
          <draw:connector draw:style-name="gr32" draw:text-style-name="P2" draw:layer="layout" svg:x1="15.093cm" svg:y1="13.507cm" svg:x2="13.247cm" svg:y2="14.3cm" draw:start-shape="id2" draw:start-glue-point="7" draw:end-shape="id4" draw:end-glue-point="0" svg:d="M15093 13507h-1846v793" svg:viewBox="0 0 1847 794">
            <text:p/>
          </draw:connector>
          <draw:connector draw:style-name="gr33" draw:text-style-name="P2" draw:layer="layout" svg:x1="13.247cm" svg:y1="15.57cm" svg:x2="15.127cm" svg:y2="16.694cm" draw:start-shape="id4" draw:start-glue-point="2" draw:end-shape="id5" draw:end-glue-point="6" svg:d="M13247 15570v1124h1880" svg:viewBox="0 0 1881 1125">
            <text:p/>
          </draw:connector>
          <draw:connector draw:style-name="gr33" draw:text-style-name="P2" draw:layer="layout" svg:x1="17.387cm" svg:y1="15.57cm" svg:x2="15.727cm" svg:y2="16.694cm" draw:start-shape="id3" draw:start-glue-point="2" draw:end-shape="id5" draw:end-glue-point="10" svg:d="M17387 15570v1124h-1660" svg:viewBox="0 0 1661 1125">
            <text:p/>
          </draw:connector>
          <draw:rect draw:style-name="gr24" draw:text-style-name="P2" draw:layer="layout" svg:width="8.31cm" svg:height="5.374cm" svg:x="11.58cm" svg:y="12.101cm" draw:corner-radius="0.5cm">
            <text:p/>
          </draw:rect>
        </draw:g>
        <draw:frame draw:style-name="gr23" draw:text-style-name="P15" draw:layer="layout" svg:width="8.31cm" svg:height="1cm" svg:x="11.405cm" svg:y="19.71cm">
          <draw:text-box>
            <text:p text:style-name="P10"><text:span text:style-name="T12">Composite State</text:span></text:p>
          </draw:text-box>
        </draw:frame>
        <draw:rect draw:style-name="gr24" draw:text-style-name="P2" draw:layer="layout" svg:width="8.31cm" svg:height="5.374cm" svg:x="11.38cm" svg:y="19.734cm" draw:corner-radius="0.5cm">
          <text:p/>
        </draw:rect>
        <draw:line draw:style-name="gr10" draw:text-style-name="P2" draw:layer="layout" svg:x1="11.381cm" svg:y1="20.588cm" svg:x2="19.684cm" svg:y2="20.586cm">
          <text:p/>
        </draw:line>
        <draw:custom-shape draw:style-name="gr34" draw:text-style-name="P13" xml:id="id14" draw:id="id14" draw:layer="layout" svg:width="1.905cm" svg:height="1.193cm" svg:x="15.917cm" svg:y="21.027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6.135cm" svg:y="21.167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28" draw:text-style-name="P13" xml:id="id9" draw:id="id9" draw:layer="layout" svg:width="1.905cm" svg:height="1.27cm" svg:x="12.717cm" svg:y="21.01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2.935cm" svg:y="21.227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rect draw:style-name="gr24" draw:text-style-name="P2" draw:layer="layout" svg:width="8.31cm" svg:height="5.374cm" svg:x="11.38cm" svg:y="19.734cm" draw:corner-radius="0.5cm">
          <text:p/>
        </draw:rect>
        <draw:frame draw:style-name="gr35" draw:text-style-name="P16" draw:layer="layout" svg:width="9.525cm" svg:height="1.905cm" svg:x="11.16cm" svg:y="1.317cm">
          <draw:text-box>
            <text:p text:style-name="P4"><text:span text:style-name="T13">Fork</text:span><text:span text:style-name="T14">: a pseudo-state that splits an incoming transition into two or more outgoing transitions, allowing for concurrent paths. It is used to represent the beginning of parallel processes within a state machine.</text:span></text:p>
          </draw:text-box>
        </draw:frame>
        <draw:frame draw:style-name="gr36" draw:text-style-name="P16" draw:layer="layout" svg:width="8.89cm" svg:height="2.221cm" svg:x="11.11cm" svg:y="3.54cm">
          <draw:text-box>
            <text:p text:style-name="P4"><text:span text:style-name="T13">Join</text:span><text:span text:style-name="T14">: a state used to combine multiple incoming transitions into a single outgoing transition, effectively synchronizing concurrent activities. It allows the system to wait for all incoming transitions to complete before proceeding to the next state.</text:span></text:p>
          </draw:text-box>
        </draw:frame>
        <draw:line draw:style-name="gr37" draw:text-style-name="P2" xml:id="id7" draw:id="id7" draw:layer="layout" svg:x1="11.442cm" svg:y1="22.615cm" svg:x2="19.697cm" svg:y2="22.615cm">
          <text:p/>
        </draw:line>
        <draw:custom-shape draw:style-name="gr28" draw:text-style-name="P13" xml:id="id11" draw:id="id11" draw:layer="layout" svg:width="1.905cm" svg:height="1.27cm" svg:x="12.917cm" svg:y="23.251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3.135cm" svg:y="23.468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38" draw:text-style-name="P13" xml:id="id12" draw:id="id12" draw:layer="layout" svg:width="1.905cm" svg:height="1.272cm" svg:x="15.917cm" svg:y="23.25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6.135cm" svg:y="23.469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25" draw:text-style-name="P1" xml:id="id6" draw:id="id6" draw:layer="layout" svg:width="0.4cm" svg:height="0.4cm" svg:x="10.02cm" svg:y="2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" draw:id="id8" draw:layer="layout" svg:width="0.4cm" svg:height="0.4cm" svg:x="11.621cm" svg:y="21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0" draw:id="id10" draw:layer="layout" svg:width="0.4cm" svg:height="0.4cm" svg:x="11.622cm" svg:y="23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9" xml:id="id15" draw:id="id15">
          <draw:custom-shape draw:style-name="gr26" draw:text-style-name="P1" draw:layer="layout" svg:width="0.4cm" svg:height="0.4cm" svg:x="18.845cm" svg:y="21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6cm" svg:height="0.6cm" svg:x="18.745cm" svg:y="21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9" xml:id="id13" draw:id="id13">
          <draw:custom-shape draw:style-name="gr26" draw:text-style-name="P1" draw:layer="layout" svg:width="0.4cm" svg:height="0.4cm" svg:x="18.88cm" svg:y="23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6cm" svg:height="0.6cm" svg:x="18.78cm" svg:y="23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0" draw:text-style-name="P2" draw:layer="layout" draw:type="line" svg:x1="10.42cm" svg:y1="22.647cm" svg:x2="11.442cm" svg:y2="22.615cm" draw:start-shape="id6" draw:start-glue-point="10" draw:end-shape="id7" draw:end-glue-point="3" svg:d="M10420 22647l1022-32" svg:viewBox="0 0 1023 33">
          <text:p/>
        </draw:connector>
        <draw:connector draw:style-name="gr40" draw:text-style-name="P2" draw:layer="layout" draw:type="line" svg:x1="12.021cm" svg:y1="21.648cm" svg:x2="12.717cm" svg:y2="21.645cm" draw:start-shape="id8" draw:start-glue-point="10" draw:end-shape="id9" draw:end-glue-point="3" svg:d="M12021 21648l696-3" svg:viewBox="0 0 697 4">
          <text:p/>
        </draw:connector>
        <draw:connector draw:style-name="gr40" draw:text-style-name="P2" draw:layer="layout" draw:type="line" svg:x1="12.022cm" svg:y1="23.949cm" svg:x2="12.917cm" svg:y2="23.886cm" draw:start-shape="id10" draw:start-glue-point="10" draw:end-shape="id11" draw:end-glue-point="3" svg:d="M12022 23949l895-63" svg:viewBox="0 0 896 64">
          <text:p/>
        </draw:connector>
        <draw:connector draw:style-name="gr40" draw:text-style-name="P2" draw:layer="layout" draw:type="line" svg:x1="14.822cm" svg:y1="23.886cm" svg:x2="15.917cm" svg:y2="23.886cm" draw:start-shape="id11" draw:start-glue-point="1" draw:end-shape="id12" draw:end-glue-point="3" svg:d="M14822 23886h1095" svg:viewBox="0 0 1096 1">
          <text:p/>
        </draw:connector>
        <draw:connector draw:style-name="gr40" draw:text-style-name="P2" draw:layer="layout" draw:type="line" svg:x1="17.822cm" svg:y1="23.886cm" svg:x2="18.78cm" svg:y2="23.867cm" draw:start-shape="id12" draw:start-glue-point="1" draw:end-shape="id13" draw:end-glue-point="3" svg:d="M17822 23886l958-19" svg:viewBox="0 0 959 20">
          <text:p/>
        </draw:connector>
        <draw:connector draw:style-name="gr40" draw:text-style-name="P2" draw:layer="layout" draw:type="line" svg:x1="17.822cm" svg:y1="21.623cm" svg:x2="18.745cm" svg:y2="21.645cm" draw:start-shape="id14" draw:start-glue-point="1" draw:end-shape="id15" draw:end-glue-point="3" svg:d="M17822 21623l923 22" svg:viewBox="0 0 924 23">
          <text:p/>
        </draw:connector>
        <draw:connector draw:style-name="gr40" draw:text-style-name="P2" draw:layer="layout" draw:type="line" svg:x1="14.622cm" svg:y1="21.645cm" svg:x2="15.917cm" svg:y2="21.623cm" draw:start-shape="id9" draw:start-glue-point="1" draw:end-shape="id14" draw:end-glue-point="3" svg:d="M14622 21645l1295-22" svg:viewBox="0 0 1296 23">
          <text:p/>
        </draw:connector>
        <draw:frame draw:style-name="gr41" draw:text-style-name="P16" draw:layer="layout" svg:width="8.255cm" svg:height="1.827cm" svg:x="11.442cm" svg:y="25.472cm">
          <draw:text-box>
            <text:p text:style-name="P4"><text:span text:style-name="T13">Concurrent </text:span><text:span text:style-name="T13">regions:</text:span><text:span text:style-name="T14"> represent </text:span><text:span text:style-name="T14">separate areas of </text:span><text:span text:style-name="T14">concern within a </text:span><text:span text:style-name="T14">state, allowing for </text:span><text:span text:style-name="T14">independent state </text:span><text:span text:style-name="T14">transitions in each </text:span><text:span text:style-name="T14">region, </text:span><text:span text:style-name="T14">simultaneously</text:span></text:p>
          </draw:text-box>
        </draw:frame>
        <draw:frame draw:style-name="gr42" draw:text-style-name="P9" draw:layer="layout" svg:width="8.255cm" svg:height="2.093cm" svg:x="4.492cm" svg:y="10.285cm">
          <draw:text-box>
            <text:p><text:span text:style-name="T15">event:</text:span><text:span text:style-name="T7"> trigger </text:span><text:span text:style-name="T7">that causes the </text:span><text:span text:style-name="T7">transition.</text:span></text:p>
            <text:p><text:span text:style-name="T15">/action</text:span><text:span text:style-name="T7">: An </text:span><text:span text:style-name="T7">operation </text:span><text:span text:style-name="T7">executed in </text:span><text:span text:style-name="T7">response to an </text:span><text:span text:style-name="T7">accepted event </text:span></text:p>
          </draw:text-box>
        </draw:frame>
        <draw:frame draw:style-name="gr36" draw:text-style-name="P16" draw:layer="layout" svg:width="6.667cm" svg:height="2.221cm" svg:x="13.365cm" svg:y="9.563cm">
          <draw:text-box>
            <text:p text:style-name="P4"><text:span text:style-name="T13">Composite state</text:span><text:span text:style-name="T14">: </text:span><text:span text:style-name="T14">A state that has </text:span><text:span text:style-name="T14">substructure and </text:span><text:span text:style-name="T14">internal behavior. It </text:span><text:span text:style-name="T14">can contain one or </text:span><text:span text:style-name="T14">more regions, </text:span><text:span text:style-name="T14">which can contain </text:span><text:span text:style-name="T14">one or more states. </text:span><text:span text:style-name="T14">The state diagrams </text:span><text:span text:style-name="T14">are executed in </text:span><text:span text:style-name="T14">parallel </text:span></text:p>
          </draw:text-box>
        </draw:frame>
        <draw:custom-shape draw:style-name="gr43" draw:text-style-name="P17" draw:layer="layout" svg:width="0.635cm" svg:height="0.635cm" svg:x="2.387cm" svg:y="1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635cm" svg:height="0.635cm" svg:x="2.387cm" svg:y="3.957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44" draw:text-style-name="P1" draw:layer="layout" svg:width="0.635cm" svg:height="0.635cm" svg:x="2.37cm" svg:y="4.81cm">
            <text:p/>
  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45" draw:text-style-name="P2" draw:layer="layout" svg:x1="2.497cm" svg:y1="4.937cm" svg:x2="2.878cm" svg:y2="5.318cm">
            <text:p/>
          </draw:line>
          <draw:line draw:style-name="gr45" draw:text-style-name="P2" draw:layer="layout" svg:x1="2.497cm" svg:y1="5.318cm" svg:x2="2.878cm" svg:y2="4.937cm">
            <text:p/>
          </draw:line>
        </draw:g>
        <draw:frame draw:style-name="gr46" draw:text-style-name="P18" draw:layer="layout" svg:width="4.762cm" svg:height="0.806cm" svg:x="1.17cm" svg:y="19.097cm">
          <draw:text-box>
            <text:p><text:span text:style-name="T16">Package</text:span></text:p>
          </draw:text-box>
        </draw:frame>
      </draw:page>
      <draw:page draw:name="page2" draw:style-name="dp1" draw:master-page-name="Default">
        <draw:g draw:style-name="gr1">
          <draw:g draw:style-name="gr1">
            <draw:custom-shape draw:style-name="gr47" draw:text-style-name="P2" draw:layer="layout" svg:width="19.617cm" svg:height="27.9cm" svg:x="0.75cm" svg:y="1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8" draw:text-style-name="P19" draw:layer="layout" svg:width="8.514cm" svg:height="2.945cm" svg:x="0.959cm" svg:y="1.018cm">
              <draw:text-box>
                <text:p text:style-name="P4"><text:span text:style-name="T17">OradioMai</text:span><text:span text:style-name="T17">n </text:span></text:p>
              </draw:text-box>
            </draw:frame>
            <draw:polyline draw:style-name="gr10" draw:text-style-name="P2" draw:layer="layout" svg:width="1.458cm" svg:height="7.298cm" draw:transform="rotate (-1.5707963267949) translate (7.98099078947369cm 1.017cm)" svg:viewBox="0 0 1459 7299" draw:points="0,0 729,0 1459,1825 1459,7299">
              <text:p/>
            </draw:polyline>
          </draw:g>
        </draw:g>
        <draw:custom-shape draw:style-name="gr25" draw:text-style-name="P1" xml:id="id17" draw:id="id17" draw:layer="layout" svg:width="0.4cm" svg:height="0.4cm" svg:x="9.185cm" svg:y="1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5.08cm" svg:height="1.905cm" svg:x="14.335cm" svg:y="1.317cm">
          <text:p text:style-name="P20"><text:span text:style-name="T7">1-Power-ON</text:span></text:p>
          <text:p text:style-name="P20"><text:span text:style-name="T7">2-Raspi-BOOT</text:span></text:p>
          <text:p text:style-name="P20"><text:span text:style-name="T7">3-Run Oradio_control</text:span></text:p>
          <draw:enhanced-geometry svg:viewBox="0 0 21600 21600" draw:text-areas="800 800 20800 20800" draw:type="round-rectangular-callout" draw:modifiers="-20588.2306632553 2685.83420776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4" draw:text-style-name="P2" xml:id="id19" draw:id="id19" draw:layer="layout" svg:width="4.829cm" svg:height="2.54cm" svg:x="5.562cm" svg:y="2.9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0" draw:text-style-name="P22" draw:layer="layout" svg:width="2.923cm" svg:height="1.674cm" svg:x="5.914cm" svg:y="3.545cm">
          <draw:text-box>
            <text:p><text:span text:style-name="T6">entry /</text:span></text:p>
            <text:p><text:span text:style-name="T6">do /</text:span></text:p>
            <text:p><text:span text:style-name="T6">exit /</text:span></text:p>
          </draw:text-box>
        </draw:frame>
        <draw:frame draw:style-name="gr51" draw:text-style-name="P23" xml:id="id18" draw:id="id18" draw:layer="layout" svg:width="3.175cm" svg:height="0.725cm" svg:x="6.297cm" svg:y="2.91cm">
          <draw:text-box>
            <text:p><text:span text:style-name="T18">ColdStartup</text:span></text:p>
          </draw:text-box>
        </draw:frame>
        <draw:rect draw:style-name="gr24" draw:text-style-name="P2" xml:id="id22" draw:id="id22" draw:layer="layout" svg:width="4.829cm" svg:height="2.54cm" svg:x="13.001cm" svg:y="17.02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4.856cm" svg:y="-2.826cm"/>
          <draw:glue-point draw:id="10" svg:x="0.842cm" svg:y="5.003cm"/>
          <text:p/>
        </draw:rect>
        <draw:frame draw:style-name="gr51" draw:text-style-name="P23" draw:layer="layout" svg:width="3.175cm" svg:height="0.725cm" svg:x="13.9cm" svg:y="17.192cm">
          <draw:text-box>
            <text:p><text:span text:style-name="T18">Standby</text:span></text:p>
          </draw:text-box>
        </draw:frame>
        <draw:g draw:style-name="gr4">
          <draw:frame draw:style-name="gr23" draw:text-style-name="P24" draw:layer="layout" svg:width="18.624cm" svg:height="1.072cm" svg:x="1.476cm" svg:y="5.797cm">
            <draw:text-box>
              <text:p text:style-name="P10"><text:span text:style-name="T19">MainControl</text:span></text:p>
            </draw:text-box>
          </draw:frame>
          <draw:rect draw:style-name="gr24" draw:text-style-name="P25" draw:layer="layout" svg:width="18.624cm" svg:height="22.417cm" svg:x="1.417cm" svg:y="5.888cm" draw:corner-radius="0.5cm">
            <text:p/>
          </draw:rect>
          <draw:line draw:style-name="gr52" draw:text-style-name="P2" draw:layer="layout" svg:x1="1.421cm" svg:y1="6.732cm" svg:x2="20.033cm" svg:y2="6.723cm">
            <text:p/>
          </draw:line>
        </draw:g>
        <draw:rect draw:style-name="gr24" draw:text-style-name="P2" xml:id="id16" draw:id="id16" draw:layer="layout" svg:width="7.285cm" svg:height="2.54cm" svg:x="2.305cm" svg:y="9.64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3.097cm" svg:y="-5cm"/>
          <draw:glue-point draw:id="10" svg:x="5cm" svg:y="-2.551cm"/>
          <draw:glue-point draw:id="11" svg:x="-1.682cm" svg:y="5.003cm"/>
          <draw:glue-point draw:id="12" svg:x="4.164cm" svg:y="5.003cm"/>
          <draw:glue-point draw:id="13" svg:x="2.494cm" svg:y="5.003cm"/>
          <draw:glue-point draw:id="14" svg:x="0.406cm" svg:y="5.003cm"/>
          <text:p/>
        </draw:rect>
        <draw:frame draw:style-name="gr53" draw:text-style-name="P26" draw:layer="layout" svg:width="6.35cm" svg:height="1.512cm" svg:x="2.805cm" svg:y="10.333cm">
          <draw:text-box>
            <text:p><text:span text:style-name="T20">Entry</text:span><text:span text:style-name="T21"> </text:span><text:span text:style-name="T21">/checkMsgQueue()</text:span></text:p>
            <text:p><text:span text:style-name="T20">Do</text:span><text:span text:style-name="T21"> </text:span><text:span text:style-name="T21">[queue.not_empty]/ </text:span><text:span text:style-name="T21">processMsg()</text:span></text:p>
            <text:p><text:span text:style-name="T20">Exit</text:span><text:span text:style-name="T21"> [queue.emtpy/ </text:span><text:span text:style-name="T21">loopback()</text:span></text:p>
          </draw:text-box>
          <draw:glue-point draw:id="4" svg:x="-4.999cm" svg:y="-4.997cm"/>
          <draw:glue-point draw:id="5" svg:x="-4.999cm" svg:y="-4.997cm"/>
          <draw:glue-point draw:id="6" svg:x="5cm" svg:y="-5cm"/>
        </draw:frame>
        <draw:frame draw:style-name="gr54" draw:text-style-name="P23" draw:layer="layout" svg:width="3.81cm" svg:height="0.952cm" svg:x="3.14cm" svg:y="9.64cm">
          <draw:text-box>
            <text:p><text:span text:style-name="T18">CheckingQueu</text:span><text:span text:style-name="T18">e</text:span></text:p>
          </draw:text-box>
        </draw:frame>
        <draw:connector draw:style-name="gr55" draw:text-style-name="P2" draw:layer="layout" draw:line-skew="0.651cm -8.239cm -0.837cm" svg:x1="4.041cm" svg:y1="12.18cm" svg:x2="3.691cm" svg:y2="9.64cm" draw:start-shape="id16" draw:start-glue-point="6" draw:end-shape="id16" draw:end-glue-point="9" svg:d="M4041 12180v1152h-2189v-5030h1839v1338" svg:viewBox="0 0 2190 5031">
          <text:p/>
        </draw:connector>
        <draw:frame draw:style-name="gr56" draw:text-style-name="P27" draw:layer="layout" svg:width="3.175cm" svg:height="0.953cm" svg:x="1.635cm" svg:y="7.667cm">
          <draw:text-box>
            <text:p><text:span text:style-name="T21">queueEmpty</text:span></text:p>
          </draw:text-box>
        </draw:frame>
        <draw:g draw:style-name="gr4">
          <draw:frame draw:style-name="gr23" draw:text-style-name="P24" draw:layer="layout" svg:width="8.815cm" svg:height="1.276cm" svg:x="10.677cm" svg:y="7.736cm">
            <draw:text-box>
              <text:p text:style-name="P10"><text:span text:style-name="T19">OradioContr</text:span><text:span text:style-name="T19">ol</text:span></text:p>
            </draw:text-box>
          </draw:frame>
          <draw:rect draw:style-name="gr24" draw:text-style-name="P2" draw:layer="layout" svg:width="8.815cm" svg:height="20.32cm" svg:x="10.752cm" svg:y="7.667cm" draw:corner-radius="0.5cm">
            <draw:glue-point draw:id="4" svg:x="-3.688cm" svg:y="-5.004cm"/>
            <text:p/>
          </draw:rect>
          <draw:line draw:style-name="gr57" draw:text-style-name="P2" draw:layer="layout" svg:x1="10.755cm" svg:y1="8.507cm" svg:x2="19.564cm" svg:y2="8.5cm">
            <text:p/>
          </draw:line>
        </draw:g>
        <draw:rect draw:style-name="gr24" draw:text-style-name="P2" xml:id="id23" draw:id="id23" draw:layer="layout" svg:width="4.829cm" svg:height="2.54cm" svg:x="11.18cm" svg:y="21.52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text:p/>
        </draw:rect>
        <draw:frame draw:style-name="gr51" draw:text-style-name="P23" draw:layer="layout" svg:width="3.175cm" svg:height="0.725cm" svg:x="12.035cm" svg:y="21.662cm">
          <draw:text-box>
            <text:p><text:span text:style-name="T18">MpdPlaying</text:span></text:p>
          </draw:text-box>
        </draw:frame>
        <draw:rect draw:style-name="gr24" draw:text-style-name="P2" xml:id="id24" draw:id="id24" draw:layer="layout" svg:width="4.829cm" svg:height="2.54cm" svg:x="13.482cm" svg:y="24.86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4" draw:text-style-name="P23" draw:layer="layout" svg:width="3.81cm" svg:height="0.952cm" svg:x="14.2cm" svg:y="24.93cm">
          <draw:text-box>
            <text:p><text:span text:style-name="T18">SpotifyPlaying</text:span></text:p>
          </draw:text-box>
        </draw:frame>
        <draw:frame draw:style-name="gr58" draw:text-style-name="P28" draw:layer="layout" svg:width="3.81cm" svg:height="1.27cm" svg:x="5.262cm" svg:y="21.955cm">
          <draw:text-box>
            <text:p><text:span text:style-name="T22">wifiNotConnected</text:span></text:p>
            <text:p><text:span text:style-name="T22">/playSound()</text:span></text:p>
          </draw:text-box>
        </draw:frame>
        <draw:connector draw:style-name="gr59" draw:text-style-name="P2" draw:layer="layout" svg:x1="9.385cm" svg:y1="1.657cm" svg:x2="7.884cm" svg:y2="2.91cm" draw:start-shape="id17" draw:start-glue-point="8" draw:end-shape="id18" draw:end-glue-point="0" svg:d="M9385 1657v628h-1501v625" svg:viewBox="0 0 1502 1254">
          <text:p/>
        </draw:connector>
        <draw:custom-shape draw:style-name="gr60" draw:text-style-name="P30" draw:layer="layout" svg:width="7.62cm" svg:height="2.223cm" svg:x="1.952cm" svg:y="25.447cm">
          <text:p text:style-name="P29"><text:span text:style-name="T23">The CheckingQueue state and OradioControl composite state are concurrent regions</text:span></text:p>
          <draw:enhanced-geometry svg:viewBox="0 0 21600 21600" draw:type="rectangle" draw:enhanced-path="M 0 0 L 21600 0 21600 21600 0 21600 0 0 Z N"/>
        </draw:custom-shape>
        <draw:rect draw:style-name="gr24" draw:text-style-name="P2" xml:id="id26" draw:id="id26" draw:layer="layout" svg:width="5.715cm" svg:height="2.237cm" svg:x="11.477cm" svg:y="9.87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1" draw:text-style-name="P23" draw:layer="layout" svg:width="3.876cm" svg:height="0.725cm" svg:x="12.43cm" svg:y="9.89cm">
          <draw:text-box>
            <text:p><text:span text:style-name="T18">OradioCreation</text:span></text:p>
          </draw:text-box>
        </draw:frame>
        <draw:line draw:style-name="gr61" draw:text-style-name="P2" draw:layer="layout" svg:x1="10.207cm" svg:y1="6.715cm" svg:x2="10.207cm" svg:y2="28.305cm">
          <text:p/>
        </draw:line>
        <draw:connector draw:style-name="gr62" draw:text-style-name="P2" draw:layer="layout" svg:x1="10.391cm" svg:y1="4.831cm" svg:x2="13.007cm" svg:y2="5.738cm" draw:start-shape="id19" draw:start-glue-point="8" draw:end-shape="id20" draw:end-glue-point="11" svg:d="M10391 4831h2616v907" svg:viewBox="0 0 2617 908">
          <text:p/>
        </draw:connector>
        <draw:connector draw:style-name="gr59" draw:text-style-name="P2" draw:layer="layout" svg:x1="16.287cm" svg:y1="15.922cm" svg:x2="16.907cm" svg:y2="17.025cm" draw:start-shape="id21" draw:start-glue-point="5" draw:end-shape="id22" draw:end-glue-point="7" svg:d="M16287 15922v552h620v551" svg:viewBox="0 0 621 1104">
          <text:p/>
        </draw:connector>
        <draw:connector draw:style-name="gr59" draw:text-style-name="P2" draw:layer="layout" svg:x1="14.152cm" svg:y1="19.565cm" svg:x2="13.594cm" svg:y2="21.522cm" draw:start-shape="id22" draw:start-glue-point="6" draw:end-shape="id23" draw:end-glue-point="0" svg:d="M14152 19565v979h-558v978" svg:viewBox="0 0 559 1958">
          <text:p/>
        </draw:connector>
        <draw:connector draw:style-name="gr59" draw:text-style-name="P2" draw:layer="layout" svg:x1="17.007cm" svg:y1="19.565cm" svg:x2="17.388cm" svg:y2="24.86cm" draw:start-shape="id22" draw:start-glue-point="4" draw:end-shape="id24" draw:end-glue-point="7" svg:d="M17007 19565v2648h381v2647" svg:viewBox="0 0 382 5296">
          <text:p/>
        </draw:connector>
        <draw:connector draw:style-name="gr59" draw:text-style-name="P2" draw:layer="layout" svg:x1="16.009cm" svg:y1="23.443cm" svg:x2="15.821cm" svg:y2="19.565cm" draw:start-shape="id23" draw:start-glue-point="8" draw:end-shape="id22" draw:end-glue-point="10" svg:d="M16009 23443h501v-2899h-689v-979" svg:viewBox="0 0 690 3879">
          <text:p/>
        </draw:connector>
        <draw:connector draw:style-name="gr59" draw:text-style-name="P2" draw:layer="layout" svg:x1="18.311cm" svg:y1="26.781cm" svg:x2="17.83cm" svg:y2="18.946cm" draw:start-shape="id24" draw:start-glue-point="8" draw:end-shape="id22" draw:end-glue-point="8" svg:d="M18311 26781h501v-7835h-982" svg:viewBox="0 0 983 7836">
          <text:p/>
        </draw:connector>
        <draw:frame draw:style-name="gr63" draw:text-style-name="P9" draw:layer="layout" svg:width="4.445cm" svg:height="1.487cm" svg:x="10.525cm" svg:y="3.54cm">
          <draw:text-box>
            <text:p><text:span text:style-name="T7">StartDone</text:span></text:p>
            <text:p><text:span text:style-name="T7">/startOradioControl</text:span></text:p>
          </draw:text-box>
        </draw:frame>
        <draw:custom-shape draw:style-name="gr25" draw:text-style-name="P1" xml:id="id25" draw:id="id25" draw:layer="layout" svg:width="0.4cm" svg:height="0.4cm" svg:x="17.186cm" svg:y="8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svg:x1="17.186cm" svg:y1="9.158cm" svg:x2="14.334cm" svg:y2="9.875cm" draw:start-shape="id25" draw:start-glue-point="6" draw:end-shape="id26" draw:end-glue-point="0" svg:d="M17186 9158h-2852v717" svg:viewBox="0 0 2853 718">
          <text:p/>
        </draw:connector>
        <draw:frame draw:style-name="gr51" draw:text-style-name="P9" draw:layer="layout" svg:width="1.588cm" svg:height="0.725cm" svg:x="17.827cm" svg:y="16.24cm">
          <draw:text-box>
            <text:p><text:span text:style-name="T7">Error</text:span></text:p>
          </draw:text-box>
        </draw:frame>
        <draw:rect draw:style-name="gr24" draw:text-style-name="P2" xml:id="id21" draw:id="id21" draw:layer="layout" svg:width="5.07cm" svg:height="2.54cm" svg:x="12.747cm" svg:y="13.38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5cm" svg:y="-2.291cm"/>
          <text:p/>
        </draw:rect>
        <draw:frame draw:style-name="gr65" draw:text-style-name="P22" draw:layer="layout" svg:width="3.8cm" svg:height="1.673cm" svg:x="12.855cm" svg:y="14.055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51" draw:text-style-name="P23" draw:layer="layout" svg:width="3.175cm" svg:height="0.725cm" svg:x="13.482cm" svg:y="13.51cm">
          <draw:text-box>
            <text:p><text:span text:style-name="T18">MpdCreation</text:span></text:p>
          </draw:text-box>
        </draw:frame>
        <draw:frame draw:style-name="gr65" draw:text-style-name="P22" draw:layer="layout" svg:width="3.8cm" svg:height="1.673cm" svg:x="13.075cm" svg:y="17.692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65" draw:text-style-name="P22" draw:layer="layout" svg:width="3.8cm" svg:height="1.673cm" svg:x="11.387cm" svg:y="22.272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65" draw:text-style-name="P22" draw:layer="layout" svg:width="3.8cm" svg:height="1.673cm" svg:x="13.61cm" svg:y="25.462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connector draw:style-name="gr59" draw:text-style-name="P2" draw:layer="layout" svg:x1="15.467cm" svg:y1="12.112cm" svg:x2="16.849cm" svg:y2="13.382cm" draw:start-shape="id26" draw:start-glue-point="5" draw:end-shape="id21" draw:end-glue-point="7" svg:d="M15467 12112v635h1382v635" svg:viewBox="0 0 1383 1271">
          <text:p/>
        </draw:connector>
        <draw:frame draw:style-name="gr65" draw:text-style-name="P22" draw:layer="layout" svg:width="3.8cm" svg:height="1.673cm" svg:x="11.712cm" svg:y="10.425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line draw:style-name="gr61" draw:text-style-name="P2" draw:layer="layout" svg:x1="1.418cm" svg:y1="15.875cm" svg:x2="10.207cm" svg:y2="15.875cm">
          <text:p/>
        </draw:line>
        <draw:rect draw:style-name="gr24" draw:text-style-name="P2" xml:id="id28" draw:id="id28" draw:layer="layout" svg:width="5.715cm" svg:height="2.775cm" svg:x="1.987cm" svg:y="18.567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2.223cm" svg:y="-5.002cm"/>
          <draw:glue-point draw:id="10" svg:x="-2.22cm" svg:y="-5.002cm"/>
          <draw:glue-point draw:id="11" svg:x="-3.888cm" svg:y="5.001cm"/>
          <draw:glue-point draw:id="12" svg:x="1.051cm" svg:y="4.922cm"/>
          <text:p/>
        </draw:rect>
        <draw:frame draw:style-name="gr51" draw:text-style-name="P23" draw:layer="layout" svg:width="3.876cm" svg:height="0.725cm" svg:x="2.874cm" svg:y="18.712cm">
          <draw:text-box>
            <text:p><text:span text:style-name="T18">OradioApActive</text:span></text:p>
          </draw:text-box>
        </draw:frame>
        <draw:frame draw:style-name="gr66" draw:text-style-name="P22" draw:layer="layout" svg:width="6.033cm" svg:height="2.147cm" svg:x="1.952cm" svg:y="19.173cm">
          <draw:text-box>
            <text:p><text:span text:style-name="T3">Entry</text:span><text:span text:style-name="T6"> /checkOradioAPactive</text:span></text:p>
            <text:p><text:span text:style-name="T3">Do</text:span><text:span text:style-name="T6"> /WaitForWifiMessage</text:span></text:p>
            <text:p><text:span text:style-name="T3">Exit</text:span><text:span text:style-name="T6"> /</text:span></text:p>
          </draw:text-box>
        </draw:frame>
        <draw:custom-shape draw:style-name="gr25" draw:text-style-name="P1" draw:layer="layout" svg:width="0.4cm" svg:height="0.4cm" svg:x="17.187cm" svg:y="8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2.665cm" svg:y="5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7" draw:id="id27" draw:layer="layout" svg:width="0.4cm" svg:height="0.4cm" svg:x="7.585cm" svg:y="7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svg:x1="7.785cm" svg:y1="7.432cm" svg:x2="8.198cm" svg:y2="9.64cm" draw:start-shape="id27" draw:start-glue-point="8" draw:end-shape="id16" draw:end-glue-point="7" svg:d="M7785 7432v1105h413v1103" svg:viewBox="0 0 414 2209">
          <text:p/>
        </draw:connector>
        <draw:g draw:style-name="gr1">
          <draw:custom-shape draw:style-name="gr67" draw:text-style-name="P31" draw:layer="layout" svg:width="0.717cm" svg:height="0.718cm" svg:x="18.78cm" svg:y="15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18.859cm" svg:y1="15.608cm" svg:x2="19.42cm" svg:y2="16.17cm">
              <text:p/>
            </draw:line>
            <draw:line draw:style-name="gr57" draw:text-style-name="P2" draw:layer="layout" svg:x1="19.414cm" svg:y1="15.588cm" svg:x2="18.83cm" svg:y2="16.171cm">
              <text:p/>
            </draw:line>
          </draw:g>
        </draw:g>
        <draw:g draw:style-name="gr1" xml:id="id30" draw:id="id30">
          <draw:custom-shape draw:style-name="gr67" draw:text-style-name="P31" draw:layer="layout" svg:width="0.717cm" svg:height="0.718cm" svg:x="9.155cm" svg:y="13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9.234cm" svg:y1="13.785cm" svg:x2="9.795cm" svg:y2="14.347cm">
              <text:p/>
            </draw:line>
            <draw:line draw:style-name="gr57" draw:text-style-name="P2" draw:layer="layout" svg:x1="9.789cm" svg:y1="13.765cm" svg:x2="9.205cm" svg:y2="14.348cm">
              <text:p/>
            </draw:line>
          </draw:g>
        </draw:g>
        <draw:frame draw:style-name="gr51" draw:text-style-name="P9" draw:layer="layout" svg:width="1.588cm" svg:height="0.725cm" svg:x="8.619cm" svg:y="14.652cm">
          <draw:text-box>
            <text:p><text:span text:style-name="T7">Error</text:span></text:p>
          </draw:text-box>
        </draw:frame>
        <draw:connector draw:style-name="gr64" draw:text-style-name="P2" draw:layer="layout" svg:x1="7.056cm" svg:y1="16.248cm" svg:x2="4.844cm" svg:y2="18.567cm" draw:end-shape="id28" draw:end-glue-point="0" svg:d="M7056 16248v909h-2212v1410" svg:viewBox="0 0 2213 2320">
          <text:p/>
        </draw:connector>
        <draw:connector draw:style-name="gr64" draw:text-style-name="P2" draw:layer="layout" svg:x1="5.444cm" svg:y1="21.319cm" svg:x2="4.145cm" svg:y2="23.77cm" draw:start-shape="id28" draw:start-glue-point="12" draw:end-shape="id29" draw:end-glue-point="1" svg:d="M5444 21319v2451h-1299" svg:viewBox="0 0 1300 2452">
          <text:p/>
        </draw:connector>
        <draw:connector draw:style-name="gr64" draw:text-style-name="P2" draw:layer="layout" svg:x1="2.623cm" svg:y1="21.341cm" svg:x2="3.545cm" svg:y2="23.77cm" draw:start-shape="id28" draw:start-glue-point="11" draw:end-shape="id29" draw:end-glue-point="3" svg:d="M2623 21341v2429h922" svg:viewBox="0 0 923 2430">
          <text:p/>
        </draw:connector>
        <draw:frame draw:style-name="gr68" draw:text-style-name="P28" draw:layer="layout" svg:width="3.493cm" svg:height="1.039cm" svg:x="2.522cm" svg:y="21.868cm">
          <draw:text-box>
            <text:p><text:span text:style-name="T22">wifiConnected</text:span></text:p>
            <text:p><text:span text:style-name="T22">/playSound()</text:span></text:p>
          </draw:text-box>
        </draw:frame>
        <draw:g draw:style-name="gr39" xml:id="id29" draw:id="id29">
          <draw:custom-shape draw:style-name="gr26" draw:text-style-name="P1" draw:layer="layout" svg:width="0.4cm" svg:height="0.4cm" svg:x="3.645cm" svg:y="23.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6cm" svg:height="0.6cm" svg:x="3.545cm" svg:y="23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28" draw:layer="layout" svg:width="3.493cm" svg:height="1.039cm" svg:x="4.005cm" svg:y="16.14cm">
          <draw:text-box>
            <text:p><text:span text:style-name="T22">LongPressPlay</text:span></text:p>
            <text:p><text:span text:style-name="T22">/startOradioAP</text:span></text:p>
          </draw:text-box>
        </draw:frame>
        <draw:line draw:style-name="gr61" draw:text-style-name="P2" draw:layer="layout" svg:x1="1.419cm" svg:y1="25.075cm" svg:x2="10.208cm" svg:y2="25.075cm">
          <text:p/>
        </draw:line>
        <draw:connector draw:style-name="gr64" draw:text-style-name="P2" draw:layer="layout" svg:x1="8.349cm" svg:y1="12.18cm" svg:x2="9.155cm" svg:y2="14.058cm" draw:start-shape="id16" draw:start-glue-point="4" draw:end-shape="id30" draw:end-glue-point="3" svg:d="M8349 12180v1878h806" svg:viewBox="0 0 807 1879">
          <text:p/>
        </draw:connector>
        <draw:connector draw:style-name="gr64" draw:text-style-name="P2" draw:layer="layout" svg:x1="7.702cm" svg:y1="19.954cm" svg:x2="9.613cm" svg:y2="21.955cm" draw:start-shape="id28" draw:start-glue-point="1" draw:end-shape="id31" draw:end-glue-point="0" svg:d="M7702 19954h1911v2001" svg:viewBox="0 0 1912 2002">
          <text:p/>
        </draw:connector>
        <draw:frame draw:style-name="gr69" draw:text-style-name="P28" draw:layer="layout" svg:width="3.175cm" svg:height="1.587cm" svg:x="7.75cm" svg:y="18.563cm">
          <draw:text-box>
            <text:p><text:span text:style-name="T22">timeOut</text:span></text:p>
            <text:p><text:span text:style-name="T22">/playSound()</text:span></text:p>
            <text:p><text:span text:style-name="T22">/gotoError()</text:span></text:p>
          </draw:text-box>
        </draw:frame>
        <draw:g draw:style-name="gr1" xml:id="id31" draw:id="id31">
          <draw:custom-shape draw:style-name="gr67" draw:text-style-name="P31" draw:layer="layout" svg:width="0.717cm" svg:height="0.718cm" svg:x="9.255cm" svg:y="21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9.334cm" svg:y1="22.041cm" svg:x2="9.895cm" svg:y2="22.603cm">
              <text:p/>
            </draw:line>
            <draw:line draw:style-name="gr57" draw:text-style-name="P2" draw:layer="layout" svg:x1="9.889cm" svg:y1="22.021cm" svg:x2="9.305cm" svg:y2="22.604cm">
              <text:p/>
            </draw:line>
          </draw:g>
        </draw:g>
      </draw:page>
      <draw:page draw:name="page3" draw:style-name="dp1" draw:master-page-name="Default">
        <draw:rect draw:style-name="gr24" draw:text-style-name="P2" xml:id="id33" draw:id="id33" draw:layer="layout" svg:width="4.829cm" svg:height="2.54cm" svg:x="7.202cm" svg:y="13.82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4.856cm" svg:y="-2.826cm"/>
          <draw:glue-point draw:id="10" svg:x="0.842cm" svg:y="5.003cm"/>
          <draw:glue-point draw:id="11" svg:x="5.003cm" svg:y="-1.744cm"/>
          <draw:glue-point draw:id="12" svg:x="-1.406cm" svg:y="5.003cm"/>
          <text:p/>
        </draw:rect>
        <draw:frame draw:style-name="gr65" draw:text-style-name="P22" draw:layer="layout" svg:width="4.545cm" svg:height="1.673cm" svg:x="7.567cm" svg:y="14.567cm">
          <draw:text-box>
            <text:p><text:span text:style-name="T3">Entry</text:span><text:span text:style-name="T6"> / stopPlayers()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  <draw:glue-point draw:id="4" svg:x="5cm" svg:y="-4.997cm"/>
          <draw:glue-point draw:id="5" svg:x="5cm" svg:y="-4.997cm"/>
        </draw:frame>
        <draw:frame draw:style-name="gr51" draw:text-style-name="P23" draw:layer="layout" svg:width="3.175cm" svg:height="0.725cm" svg:x="8.302cm" svg:y="14.017cm">
          <draw:text-box>
            <text:p><text:span text:style-name="T18">Standby</text:span></text:p>
          </draw:text-box>
        </draw:frame>
        <draw:g draw:style-name="gr4">
          <draw:frame draw:style-name="gr23" draw:text-style-name="P24" draw:layer="layout" svg:width="18.411cm" svg:height="1.694cm" svg:x="1cm" svg:y="1.092cm">
            <draw:text-box>
              <text:p text:style-name="P10"><text:span text:style-name="T19">OradioControl</text:span></text:p>
            </draw:text-box>
          </draw:frame>
          <draw:rect draw:style-name="gr24" draw:text-style-name="P2" draw:layer="layout" svg:width="18.411cm" svg:height="26.987cm" svg:x="1.157cm" svg:y="1cm" draw:corner-radius="0.5cm">
            <draw:glue-point draw:id="4" svg:x="-3.688cm" svg:y="-5.004cm"/>
            <text:p/>
          </draw:rect>
          <draw:line draw:style-name="gr10" draw:text-style-name="P2" draw:layer="layout" svg:x1="1.162cm" svg:y1="1.981cm" svg:x2="19.561cm" svg:y2="1.971cm">
            <text:p/>
          </draw:line>
        </draw:g>
        <draw:rect draw:style-name="gr24" draw:text-style-name="P2" xml:id="id34" draw:id="id34" draw:layer="layout" svg:width="4.829cm" svg:height="2.54cm" svg:x="10.781cm" svg:y="22.92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2.532cm" svg:y="-5.003cm"/>
          <text:p/>
        </draw:rect>
        <draw:frame draw:style-name="gr65" draw:text-style-name="P22" draw:layer="layout" svg:width="2.923cm" svg:height="1.673cm" svg:x="11.077cm" svg:y="23.86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54" draw:text-style-name="P23" draw:layer="layout" svg:width="3.175cm" svg:height="0.952cm" svg:x="11.477cm" svg:y="23.125cm">
          <draw:text-box>
            <text:p><text:span text:style-name="T18">MpdPlaying</text:span></text:p>
          </draw:text-box>
        </draw:frame>
        <draw:rect draw:style-name="gr24" draw:text-style-name="P2" xml:id="id35" draw:id="id35" draw:layer="layout" svg:width="4.829cm" svg:height="2.54cm" svg:x="4.683cm" svg:y="24.56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2.826cm" svg:y="-5cm"/>
          <draw:glue-point draw:id="10" svg:x="-1.511cm" svg:y="-5cm"/>
          <text:p/>
        </draw:rect>
        <draw:frame draw:style-name="gr65" draw:text-style-name="P22" draw:layer="layout" svg:width="2.923cm" svg:height="1.673cm" svg:x="4.997cm" svg:y="25.427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54" draw:text-style-name="P23" draw:layer="layout" svg:width="3.81cm" svg:height="0.952cm" svg:x="5.262cm" svg:y="24.812cm">
          <draw:text-box>
            <text:p><text:span text:style-name="T18">SpotifyPlaying</text:span></text:p>
          </draw:text-box>
        </draw:frame>
        <draw:rect draw:style-name="gr24" draw:text-style-name="P2" xml:id="id37" draw:id="id37" draw:layer="layout" svg:width="10.795cm" svg:height="3.926cm" svg:x="2.905cm" svg:y="3.74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70" draw:text-style-name="P22" draw:layer="layout" svg:width="8.572cm" svg:height="3.256cm" svg:x="3.54cm" svg:y="4.411cm">
          <draw:text-box>
            <text:p><text:span text:style-name="T3">Entry</text:span><text:span text:style-name="T6"> /</text:span></text:p>
            <text:p text:style-name="P32"><text:span text:style-name="T3">Do</text:span><text:span text:style-name="T6"> / create_usb(); create_spotify(); create_backlighting(); create_sound(); create_leds(); create_powersupply(); <text:s/>create_buttons();</text:span></text:p>
            <text:p><text:span text:style-name="T3">exit</text:span><text:span text:style-name="T6"> /</text:span></text:p>
          </draw:text-box>
        </draw:frame>
        <draw:frame draw:style-name="gr51" draw:text-style-name="P23" draw:layer="layout" svg:width="3.876cm" svg:height="0.725cm" svg:x="7.35cm" svg:y="3.857cm">
          <draw:text-box>
            <text:p><text:span text:style-name="T18">OradioCreation</text:span></text:p>
          </draw:text-box>
        </draw:frame>
        <draw:connector draw:style-name="gr59" draw:text-style-name="P2" draw:layer="layout" svg:x1="10.305cm" svg:y1="12.377cm" svg:x2="9.616cm" svg:y2="13.825cm" draw:start-shape="id32" draw:start-glue-point="5" draw:end-shape="id33" draw:end-glue-point="0" svg:d="M10305 12377v724h-689v724" svg:viewBox="0 0 690 1449">
          <text:p/>
        </draw:connector>
        <draw:connector draw:style-name="gr59" draw:text-style-name="P2" draw:layer="layout" svg:x1="11.973cm" svg:y1="22.922cm" svg:x2="10.022cm" svg:y2="16.365cm" draw:start-shape="id34" draw:start-glue-point="10" draw:end-shape="id33" draw:end-glue-point="10" svg:d="M11973 22922v-3278h-1951v-3279" svg:viewBox="0 0 1952 6558">
          <text:p/>
        </draw:connector>
        <draw:connector draw:style-name="gr59" draw:text-style-name="P2" draw:layer="layout" draw:line-skew="-1.333cm" svg:x1="8.353cm" svg:y1="16.365cm" svg:x2="5.733cm" svg:y2="24.56cm" draw:start-shape="id33" draw:start-glue-point="6" draw:end-shape="id35" draw:end-glue-point="9" svg:d="M8353 16365v2765h-2620v5430" svg:viewBox="0 0 2621 8196">
          <text:p/>
        </draw:connector>
        <draw:connector draw:style-name="gr59" draw:text-style-name="P2" draw:layer="layout" draw:line-skew="-0.547cm" svg:x1="11.208cm" svg:y1="16.365cm" svg:x2="13.195cm" svg:y2="22.922cm" draw:start-shape="id33" draw:start-glue-point="4" draw:end-shape="id34" draw:end-glue-point="0" svg:d="M11208 16365v2732h1987v3825" svg:viewBox="0 0 1988 6558">
          <text:p/>
        </draw:connector>
        <draw:connector draw:style-name="gr59" draw:text-style-name="P2" draw:layer="layout" svg:x1="7.097cm" svg:y1="24.56cm" svg:x2="8.938cm" svg:y2="16.365cm" draw:start-shape="id35" draw:start-glue-point="0" draw:end-shape="id33" draw:end-glue-point="12" svg:d="M7097 24560v-4097h1841v-4098" svg:viewBox="0 0 1842 8196">
          <text:p/>
        </draw:connector>
        <draw:custom-shape draw:style-name="gr25" draw:text-style-name="P1" xml:id="id36" draw:id="id36" draw:layer="layout" svg:width="0.4cm" svg:height="0.4cm" svg:x="13.012cm" svg:y="2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svg:x1="13.212cm" svg:y1="2.657cm" svg:x2="8.302cm" svg:y2="3.741cm" draw:start-shape="id36" draw:start-glue-point="8" draw:end-shape="id37" draw:end-glue-point="0" svg:d="M13212 2657v543h-4910v541" svg:viewBox="0 0 4911 1085">
          <text:p/>
        </draw:connector>
        <draw:rect draw:style-name="gr24" draw:text-style-name="P2" xml:id="id32" draw:id="id32" draw:layer="layout" svg:width="7.938cm" svg:height="2.54cm" svg:x="4.762cm" svg:y="9.837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5cm" svg:y="-2.291cm"/>
          <text:p/>
        </draw:rect>
        <draw:frame draw:style-name="gr65" draw:text-style-name="P22" draw:layer="layout" svg:width="6.35cm" svg:height="1.673cm" svg:x="5.397cm" svg:y="10.525cm">
          <draw:text-box>
            <text:p><text:span text:style-name="T3">Entry</text:span><text:span text:style-name="T6"> /</text:span></text:p>
            <text:p><text:span text:style-name="T3">Do</text:span><text:span text:style-name="T6"> / waitForUsbMessage()</text:span></text:p>
            <text:p><text:span text:style-name="T3">Exit</text:span><text:span text:style-name="T6"> / create_mpd()</text:span></text:p>
          </draw:text-box>
        </draw:frame>
        <draw:frame draw:style-name="gr51" draw:text-style-name="P23" draw:layer="layout" svg:width="3.175cm" svg:height="0.725cm" svg:x="6.985cm" svg:y="9.89cm">
          <draw:text-box>
            <text:p><text:span text:style-name="T18">MpdCreation</text:span></text:p>
          </draw:text-box>
        </draw:frame>
        <draw:connector draw:style-name="gr59" draw:text-style-name="P2" draw:layer="layout" svg:x1="10.442cm" svg:y1="7.667cm" svg:x2="11.184cm" svg:y2="9.837cm" draw:start-shape="id37" draw:start-glue-point="5" draw:end-shape="id32" draw:end-glue-point="7" svg:d="M10442 7667v1085h742v1085" svg:viewBox="0 0 743 2171">
          <text:p/>
        </draw:connector>
        <draw:frame draw:style-name="gr71" draw:text-style-name="P9" draw:layer="layout" svg:width="4.845cm" svg:height="1.387cm" svg:x="6.08cm" svg:y="7.985cm">
          <draw:text-box>
            <text:p><text:span text:style-name="T7">creationDone</text:span></text:p>
            <text:p><text:span text:style-name="T7">/start_mpd_creation()</text:span></text:p>
          </draw:text-box>
        </draw:frame>
        <draw:frame draw:style-name="gr72" draw:text-style-name="P18" draw:layer="layout" svg:width="1.822cm" svg:height="0.806cm" svg:x="16.958cm" svg:y="11.477cm">
          <draw:text-box>
            <text:p><text:span text:style-name="T16">Error</text:span></text:p>
          </draw:text-box>
        </draw:frame>
        <draw:connector draw:style-name="gr59" draw:text-style-name="P2" draw:layer="layout" svg:x1="13.7cm" svg:y1="6.711cm" svg:x2="18.773cm" svg:y2="12.112cm" draw:start-shape="id37" draw:start-glue-point="8" draw:end-shape="id38" draw:end-glue-point="0" svg:d="M13700 6711h5073v5401" svg:viewBox="0 0 5074 5402">
          <text:p/>
        </draw:connector>
        <draw:connector draw:style-name="gr59" draw:text-style-name="P2" draw:layer="layout" svg:x1="12.7cm" svg:y1="11.758cm" svg:x2="18.415cm" svg:y2="12.471cm" draw:start-shape="id32" draw:start-glue-point="8" draw:end-shape="id38" svg:d="M12700 11758h2845v713h2870" svg:viewBox="0 0 5716 714">
          <text:p/>
        </draw:connector>
        <draw:frame draw:style-name="gr20" draw:text-style-name="P9" draw:layer="layout" svg:width="4.446cm" svg:height="1.199cm" svg:x="5.762cm" svg:y="12.501cm">
          <draw:text-box>
            <text:p><text:span text:style-name="T7">usbPresent</text:span></text:p>
            <text:p><text:span text:style-name="T7">/goto_standby()</text:span></text:p>
          </draw:text-box>
        </draw:frame>
        <draw:connector draw:style-name="gr59" draw:text-style-name="P2" draw:layer="layout" svg:x1="12.031cm" svg:y1="14.653cm" svg:x2="18.773cm" svg:y2="12.83cm" draw:start-shape="id33" draw:start-glue-point="11" draw:end-shape="id38" draw:end-glue-point="2" svg:d="M12031 14653h6742v-1823" svg:viewBox="0 0 6743 1824">
          <text:p/>
        </draw:connector>
        <draw:connector draw:style-name="gr59" draw:text-style-name="P2" draw:layer="layout" draw:line-skew="-0.91cm" svg:x1="15.61cm" svg:y1="24.843cm" svg:x2="19.072cm" svg:y2="24.513cm" draw:start-shape="id34" draw:start-glue-point="8" draw:end-shape="id39" draw:end-glue-point="0" svg:d="M15610 24843h630v-855h2832v525" svg:viewBox="0 0 3463 856">
          <text:p/>
        </draw:connector>
        <draw:connector draw:style-name="gr59" draw:text-style-name="P2" draw:layer="layout" svg:x1="9.512cm" svg:y1="26.481cm" svg:x2="19.072cm" svg:y2="25.231cm" draw:start-shape="id35" draw:start-glue-point="8" draw:end-shape="id39" draw:end-glue-point="2" svg:d="M9512 26481h9560v-1250" svg:viewBox="0 0 9561 1251">
          <text:p/>
        </draw:connector>
        <draw:frame draw:style-name="gr73" draw:text-style-name="P28" draw:layer="layout" svg:width="4.445cm" svg:height="2.615cm" svg:x="11.212cm" svg:y="16.54cm">
          <draw:text-box>
            <text:p><text:span text:style-name="T22">ButtonPreset1,</text:span></text:p>
            <text:p><text:span text:style-name="T22">ButtonPreset2,</text:span></text:p>
            <text:p><text:span text:style-name="T22">ButtonPreset3,</text:span></text:p>
            <text:p><text:span text:style-name="T22">/playSound()</text:span></text:p>
            <text:p><text:span text:style-name="T22">/setLed()</text:span></text:p>
            <text:p><text:span text:style-name="T22">/startMpdPlayback()</text:span></text:p>
          </draw:text-box>
        </draw:frame>
        <draw:frame draw:style-name="gr36" draw:text-style-name="P28" draw:layer="layout" svg:width="4.763cm" svg:height="2.221cm" svg:x="1.469cm" svg:y="21.872cm">
          <draw:text-box>
            <text:p><text:span text:style-name="T22">[isSpotifyConnected]</text:span></text:p>
            <text:p><text:span text:style-name="T22">ButtonPlay</text:span></text:p>
            <text:p><text:span text:style-name="T22">/playSound()</text:span></text:p>
            <text:p><text:span text:style-name="T22">/setLed()</text:span></text:p>
            <text:p><text:span text:style-name="T22">/startSpotifyPlayback()</text:span></text:p>
          </draw:text-box>
        </draw:frame>
        <draw:frame draw:style-name="gr36" draw:text-style-name="P28" draw:layer="layout" svg:width="4.763cm" svg:height="2.221cm" svg:x="13.282cm" svg:y="20.463cm">
          <draw:text-box>
            <text:p><text:span text:style-name="T22">[not isSpotifyConnected]</text:span></text:p>
            <text:p><text:span text:style-name="T22">ButtonPlay</text:span></text:p>
            <text:p><text:span text:style-name="T22">/playSound()</text:span></text:p>
            <text:p><text:span text:style-name="T22">/setLed)</text:span></text:p>
            <text:p><text:span text:style-name="T22">/startMpdPlayback()</text:span></text:p>
          </draw:text-box>
        </draw:frame>
        <draw:frame draw:style-name="gr58" draw:text-style-name="P28" draw:layer="layout" svg:width="3.493cm" svg:height="1.27cm" svg:x="7.032cm" svg:y="22.907cm">
          <draw:text-box>
            <text:p><text:span text:style-name="T22">ButtonStop</text:span></text:p>
            <text:p><text:span text:style-name="T22">/gotoStandby()</text:span></text:p>
          </draw:text-box>
        </draw:frame>
        <draw:frame draw:style-name="gr58" draw:text-style-name="P33" draw:layer="layout" svg:width="3.81cm" svg:height="1.27cm" svg:x="13.382cm" svg:y="19.297cm">
          <draw:text-box>
            <text:p><text:span text:style-name="T14">VolumeChanged</text:span></text:p>
            <text:p><text:span text:style-name="T14">/startMpdPlayback()</text:span></text:p>
          </draw:text-box>
        </draw:frame>
        <draw:frame draw:style-name="gr58" draw:text-style-name="P28" draw:layer="layout" svg:width="2.875cm" svg:height="1.27cm" svg:x="9.337cm" svg:y="21.002cm">
          <draw:text-box>
            <text:p><text:span text:style-name="T22">ButtonStop</text:span></text:p>
            <text:p><text:span text:style-name="T22">/gotoStandby()</text:span></text:p>
          </draw:text-box>
        </draw:frame>
        <draw:frame draw:style-name="gr54" draw:text-style-name="P18" draw:layer="layout" svg:width="1.822cm" svg:height="0.952cm" svg:x="17.158cm" svg:y="24.495cm">
          <draw:text-box>
            <text:p><text:span text:style-name="T16">Error</text:span></text:p>
          </draw:text-box>
        </draw:frame>
        <draw:g draw:style-name="gr1" xml:id="id38" draw:id="id38">
          <draw:custom-shape draw:style-name="gr67" draw:text-style-name="P31" draw:layer="layout" svg:width="0.717cm" svg:height="0.718cm" svg:x="18.415cm" svg:y="12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18.494cm" svg:y1="12.198cm" svg:x2="19.055cm" svg:y2="12.76cm">
              <text:p/>
            </draw:line>
            <draw:line draw:style-name="gr57" draw:text-style-name="P2" draw:layer="layout" svg:x1="19.049cm" svg:y1="12.178cm" svg:x2="18.465cm" svg:y2="12.761cm">
              <text:p/>
            </draw:line>
          </draw:g>
        </draw:g>
        <draw:g draw:style-name="gr1" xml:id="id39" draw:id="id39">
          <draw:custom-shape draw:style-name="gr67" draw:text-style-name="P31" draw:layer="layout" svg:width="0.717cm" svg:height="0.718cm" svg:x="18.714cm" svg:y="24.5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18.793cm" svg:y1="24.599cm" svg:x2="19.354cm" svg:y2="25.161cm">
              <text:p/>
            </draw:line>
            <draw:line draw:style-name="gr57" draw:text-style-name="P2" draw:layer="layout" svg:x1="19.348cm" svg:y1="24.579cm" svg:x2="18.764cm" svg:y2="25.162cm">
              <text:p/>
            </draw:line>
          </draw:g>
        </draw:g>
        <draw:frame draw:style-name="gr20" draw:text-style-name="P9" draw:layer="layout" svg:width="4.445cm" svg:height="2.147cm" svg:x="13.2cm" svg:y="9.525cm">
          <draw:text-box>
            <text:p><text:span text:style-name="T7">timeOut, </text:span></text:p>
            <text:p><text:span text:style-name="T7">CriticalError,</text:span></text:p>
            <text:p><text:span text:style-name="T7">usbAbsent</text:span></text:p>
            <text:p><text:span text:style-name="T7">/goto_error()</text:span></text:p>
          </draw:text-box>
        </draw:frame>
        <draw:frame draw:style-name="gr20" draw:text-style-name="P9" draw:layer="layout" svg:width="3.175cm" svg:height="1.199cm" svg:x="13.7cm" svg:y="5.445cm">
          <draw:text-box>
            <text:p><text:span text:style-name="T7">criticalError</text:span></text:p>
            <text:p><text:span text:style-name="T7">/goto_error()</text:span></text:p>
          </draw:text-box>
        </draw:frame>
        <draw:frame draw:style-name="gr20" draw:text-style-name="P9" draw:layer="layout" svg:width="3.175cm" svg:height="1.199cm" svg:x="12.112cm" svg:y="14.723cm">
          <draw:text-box>
            <text:p><text:span text:style-name="T7">criticalError</text:span></text:p>
            <text:p><text:span text:style-name="T7">/goto_error()</text:span></text:p>
          </draw:text-box>
        </draw:frame>
        <draw:frame draw:style-name="gr20" draw:text-style-name="P9" draw:layer="layout" svg:width="3.175cm" svg:height="1.199cm" svg:x="16.262cm" svg:y="22.929cm">
          <draw:text-box>
            <text:p><text:span text:style-name="T7">criticalError</text:span></text:p>
            <text:p><text:span text:style-name="T7">/goto_error()</text:span></text:p>
          </draw:text-box>
        </draw:frame>
        <draw:frame draw:style-name="gr20" draw:text-style-name="P9" draw:layer="layout" svg:width="3.175cm" svg:height="1.199cm" svg:x="9.572cm" svg:y="25.836cm">
          <draw:text-box>
            <text:p><text:span text:style-name="T7">criticalError</text:span></text:p>
            <text:p><text:span text:style-name="T7">/goto_error()</text:span></text:p>
          </draw:text-box>
        </draw:frame>
      </draw:page>
      <draw:page draw:name="page4" draw:style-name="dp1" draw:master-page-name="Default">
        <draw:connector draw:style-name="gr74" draw:text-style-name="P2" draw:layer="layout" svg:x1="8.067cm" svg:y1="11.833cm" svg:x2="14.017cm" svg:y2="5.923cm" draw:start-shape="id40" draw:start-glue-point="1" draw:end-shape="id41" draw:end-glue-point="6" svg:d="M8067 11833h2987v-5910h2963" svg:viewBox="0 0 5951 5911">
          <text:p/>
        </draw:connector>
        <draw:g draw:style-name="gr4">
          <draw:frame draw:style-name="gr23" draw:text-style-name="P24" draw:layer="layout" svg:width="7.555cm" svg:height="1.694cm" svg:x="1.001cm" svg:y="1.093cm">
            <draw:text-box>
              <text:p text:style-name="P10"><text:span text:style-name="T19">OradioControl</text:span></text:p>
            </draw:text-box>
          </draw:frame>
          <draw:rect draw:style-name="gr24" draw:text-style-name="P2" draw:layer="layout" svg:width="7.555cm" svg:height="26.987cm" svg:x="1.065cm" svg:y="1.001cm" draw:corner-radius="0.5cm">
            <draw:glue-point draw:id="4" svg:x="-3.688cm" svg:y="-5.004cm"/>
            <text:p/>
          </draw:rect>
          <draw:line draw:style-name="gr10" draw:text-style-name="P2" draw:layer="layout" svg:x1="1.067cm" svg:y1="1.982cm" svg:x2="8.617cm" svg:y2="1.972cm">
            <text:p/>
          </draw:line>
        </draw:g>
        <draw:custom-shape draw:style-name="gr44" draw:text-style-name="P1" xml:id="id41" draw:id="id41" draw:layer="layout" svg:width="0.635cm" svg:height="0.635cm" svg:x="14.017cm" svg:y="5.605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g draw:style-name="gr1">
            <draw:custom-shape draw:style-name="gr75" draw:text-style-name="P2" draw:layer="layout" svg:width="6.092cm" svg:height="2.297cm" svg:x="13.323cm" svg:y="4.57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2" draw:layer="layout" svg:x1="16.151cm" svg:y1="4.576cm" svg:x2="16.151cm" svg:y2="4.846cm">
              <text:p/>
            </draw:line>
            <draw:line draw:style-name="gr10" draw:text-style-name="P2" draw:layer="layout" svg:x1="13.302cm" svg:y1="5.152cm" svg:x2="15.835cm" svg:y2="5.154cm">
              <text:p/>
            </draw:line>
            <draw:line draw:style-name="gr10" draw:text-style-name="P2" draw:layer="layout" svg:x1="16.149cm" svg:y1="4.846cm" svg:x2="15.835cm" svg:y2="5.155cm">
              <text:p/>
            </draw:line>
          </draw:g>
          <draw:frame draw:style-name="gr76" draw:text-style-name="P34" draw:layer="layout" svg:width="2.858cm" svg:height="1.026cm" svg:x="13.314cm" svg:y="4.582cm">
            <draw:text-box>
              <text:p text:style-name="P4"><text:span text:style-name="T24">VolumeControl</text:span></text:p>
            </draw:text-box>
          </draw:frame>
        </draw:g>
        <draw:g draw:style-name="gr1" xml:id="id40" draw:id="id40">
          <draw:custom-shape draw:style-name="gr67" draw:text-style-name="P31" draw:layer="layout" svg:width="0.717cm" svg:height="0.718cm" svg:x="7.35cm" svg:y="11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7.429cm" svg:y1="11.56cm" svg:x2="7.99cm" svg:y2="12.122cm">
              <text:p/>
            </draw:line>
            <draw:line draw:style-name="gr57" draw:text-style-name="P2" draw:layer="layout" svg:x1="7.984cm" svg:y1="11.54cm" svg:x2="7.4cm" svg:y2="12.123cm">
              <text:p/>
            </draw:line>
          </draw:g>
        </draw:g>
        <draw:custom-shape draw:style-name="gr44" draw:text-style-name="P1" xml:id="id42" draw:id="id42" draw:layer="layout" svg:width="0.635cm" svg:height="0.635cm" svg:x="14.018cm" svg:y="8.205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g draw:style-name="gr1">
            <draw:custom-shape draw:style-name="gr75" draw:text-style-name="P2" draw:layer="layout" svg:width="6.092cm" svg:height="2.297cm" svg:x="13.324cm" svg:y="7.17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2" draw:layer="layout" svg:x1="16.152cm" svg:y1="7.176cm" svg:x2="16.152cm" svg:y2="7.446cm">
              <text:p/>
            </draw:line>
            <draw:line draw:style-name="gr10" draw:text-style-name="P2" draw:layer="layout" svg:x1="13.303cm" svg:y1="7.752cm" svg:x2="15.836cm" svg:y2="7.754cm">
              <text:p/>
            </draw:line>
            <draw:line draw:style-name="gr10" draw:text-style-name="P2" draw:layer="layout" svg:x1="16.15cm" svg:y1="7.446cm" svg:x2="15.836cm" svg:y2="7.755cm">
              <text:p/>
            </draw:line>
          </draw:g>
          <draw:frame draw:style-name="gr76" draw:text-style-name="P34" draw:layer="layout" svg:width="2.858cm" svg:height="1.026cm" svg:x="13.315cm" svg:y="7.182cm">
            <draw:text-box>
              <text:p text:style-name="P4"><text:span text:style-name="T24">UsbService</text:span></text:p>
            </draw:text-box>
          </draw:frame>
        </draw:g>
        <draw:connector draw:style-name="gr74" draw:text-style-name="P2" draw:layer="layout" svg:x1="8.067cm" svg:y1="11.833cm" svg:x2="14.018cm" svg:y2="8.522cm" draw:start-shape="id40" draw:end-shape="id42" draw:end-glue-point="3" svg:d="M8067 11833h2987v-3311h2964" svg:viewBox="0 0 5952 3312">
          <text:p/>
        </draw:connector>
        <draw:custom-shape draw:style-name="gr44" draw:text-style-name="P1" xml:id="id43" draw:id="id43" draw:layer="layout" svg:width="0.635cm" svg:height="0.635cm" svg:x="13.999cm" svg:y="10.785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75" draw:text-style-name="P2" draw:layer="layout" svg:width="6.092cm" svg:height="2.297cm" svg:x="13.305cm" svg:y="9.75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33cm" svg:y1="9.756cm" svg:x2="16.133cm" svg:y2="10.026cm">
            <text:p/>
          </draw:line>
          <draw:line draw:style-name="gr10" draw:text-style-name="P2" draw:layer="layout" svg:x1="13.284cm" svg:y1="10.332cm" svg:x2="15.817cm" svg:y2="10.334cm">
            <text:p/>
          </draw:line>
          <draw:line draw:style-name="gr10" draw:text-style-name="P2" draw:layer="layout" svg:x1="16.131cm" svg:y1="10.026cm" svg:x2="15.817cm" svg:y2="10.335cm">
            <text:p/>
          </draw:line>
        </draw:g>
        <draw:frame draw:style-name="gr76" draw:text-style-name="P34" draw:layer="layout" svg:width="3.261cm" svg:height="1.026cm" svg:x="13.296cm" svg:y="9.762cm">
          <draw:text-box>
            <text:p text:style-name="P4"><text:span text:style-name="T24">SpotifyConnect</text:span></text:p>
          </draw:text-box>
        </draw:frame>
        <draw:connector draw:style-name="gr74" draw:text-style-name="P2" draw:layer="layout" svg:x1="8.067cm" svg:y1="11.833cm" svg:x2="13.999cm" svg:y2="11.103cm" draw:start-shape="id40" draw:end-shape="id43" draw:end-glue-point="6" svg:d="M8067 11833h2978v-730h2954" svg:viewBox="0 0 5933 731">
          <text:p/>
        </draw:connector>
        <draw:custom-shape draw:style-name="gr44" draw:text-style-name="P1" xml:id="id44" draw:id="id44" draw:layer="layout" svg:width="0.635cm" svg:height="0.635cm" svg:x="14.017cm" svg:y="13.301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75" draw:text-style-name="P2" draw:layer="layout" svg:width="6.092cm" svg:height="2.297cm" svg:x="13.323cm" svg:y="12.274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1cm" svg:y1="12.272cm" svg:x2="16.151cm" svg:y2="12.542cm">
            <text:p/>
          </draw:line>
          <draw:line draw:style-name="gr10" draw:text-style-name="P2" draw:layer="layout" svg:x1="13.302cm" svg:y1="12.848cm" svg:x2="15.835cm" svg:y2="12.85cm">
            <text:p/>
          </draw:line>
          <draw:line draw:style-name="gr10" draw:text-style-name="P2" draw:layer="layout" svg:x1="16.149cm" svg:y1="12.542cm" svg:x2="15.835cm" svg:y2="12.851cm">
            <text:p/>
          </draw:line>
        </draw:g>
        <draw:frame draw:style-name="gr76" draw:text-style-name="P34" draw:layer="layout" svg:width="3.261cm" svg:height="1.026cm" svg:x="13.314cm" svg:y="12.278cm">
          <draw:text-box>
            <text:p text:style-name="P4"><text:span text:style-name="T24">WifiService</text:span></text:p>
          </draw:text-box>
        </draw:frame>
        <draw:connector draw:style-name="gr74" draw:text-style-name="P2" draw:layer="layout" svg:x1="8.067cm" svg:y1="11.833cm" svg:x2="14.017cm" svg:y2="13.619cm" draw:start-shape="id40" draw:start-glue-point="1" draw:end-shape="id44" draw:end-glue-point="6" svg:d="M8067 11833h2987v1786h2963" svg:viewBox="0 0 5951 1787">
          <text:p/>
        </draw:connector>
        <draw:custom-shape draw:style-name="gr44" draw:text-style-name="P1" xml:id="id45" draw:id="id45" draw:layer="layout" svg:width="0.635cm" svg:height="0.635cm" svg:x="14.017cm" svg:y="15.841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75" draw:text-style-name="P2" draw:layer="layout" svg:width="6.092cm" svg:height="2.297cm" svg:x="13.323cm" svg:y="14.814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1cm" svg:y1="14.812cm" svg:x2="16.151cm" svg:y2="15.082cm">
            <text:p/>
          </draw:line>
          <draw:line draw:style-name="gr10" draw:text-style-name="P2" draw:layer="layout" svg:x1="13.302cm" svg:y1="15.388cm" svg:x2="15.835cm" svg:y2="15.39cm">
            <text:p/>
          </draw:line>
          <draw:line draw:style-name="gr10" draw:text-style-name="P2" draw:layer="layout" svg:x1="16.149cm" svg:y1="15.082cm" svg:x2="15.835cm" svg:y2="15.391cm">
            <text:p/>
          </draw:line>
        </draw:g>
        <draw:frame draw:style-name="gr76" draw:text-style-name="P34" draw:layer="layout" svg:width="3.261cm" svg:height="1.026cm" svg:x="13.314cm" svg:y="14.818cm">
          <draw:text-box>
            <text:p text:style-name="P4"><text:span text:style-name="T24">PowerControl</text:span></text:p>
          </draw:text-box>
        </draw:frame>
        <draw:connector draw:style-name="gr74" draw:text-style-name="P2" draw:layer="layout" svg:x1="8.067cm" svg:y1="11.833cm" svg:x2="14.017cm" svg:y2="16.159cm" draw:start-shape="id40" draw:end-shape="id45" draw:end-glue-point="6" svg:d="M8067 11833h2987v4326h2963" svg:viewBox="0 0 5951 4327">
          <text:p/>
        </draw:connector>
        <draw:custom-shape draw:style-name="gr44" draw:text-style-name="P1" xml:id="id46" draw:id="id46" draw:layer="layout" svg:width="0.635cm" svg:height="0.635cm" svg:x="14.017cm" svg:y="18.622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75" draw:text-style-name="P2" draw:layer="layout" svg:width="6.092cm" svg:height="2.297cm" svg:x="13.323cm" svg:y="17.5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1cm" svg:y1="17.593cm" svg:x2="16.151cm" svg:y2="17.863cm">
            <text:p/>
          </draw:line>
          <draw:line draw:style-name="gr10" draw:text-style-name="P2" draw:layer="layout" svg:x1="13.302cm" svg:y1="18.169cm" svg:x2="15.835cm" svg:y2="18.171cm">
            <text:p/>
          </draw:line>
          <draw:line draw:style-name="gr10" draw:text-style-name="P2" draw:layer="layout" svg:x1="16.149cm" svg:y1="17.863cm" svg:x2="15.835cm" svg:y2="18.172cm">
            <text:p/>
          </draw:line>
        </draw:g>
        <draw:frame draw:style-name="gr76" draw:text-style-name="P34" draw:layer="layout" svg:width="3.261cm" svg:height="1.026cm" svg:x="13.314cm" svg:y="17.599cm">
          <draw:text-box>
            <text:p text:style-name="P4"><text:span text:style-name="T24">Errorhandler</text:span></text:p>
          </draw:text-box>
        </draw:frame>
        <draw:connector draw:style-name="gr74" draw:text-style-name="P2" draw:layer="layout" svg:x1="8.067cm" svg:y1="11.833cm" svg:x2="14.017cm" svg:y2="18.94cm" draw:start-shape="id40" draw:end-shape="id46" draw:end-glue-point="6" svg:d="M8067 11833h2987v7107h2963" svg:viewBox="0 0 5951 710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6:23:47.322558208</meta:creation-date>
    <meta:generator>LibreOffice/24.2.7.2$Linux_X86_64 LibreOffice_project/420$Build-2</meta:generator>
    <dc:date>2026-04-11T17:31:43.106283433</dc:date>
    <meta:editing-duration>PT3H16M39S</meta:editing-duration>
    <meta:editing-cycles>30</meta:editing-cycles>
    <meta:print-date>2026-04-03T16:45:26.431431754</meta:print-date>
    <meta:document-statistic meta:object-count="306"/>
  </office:meta>
</office:document-meta>
</file>